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4ec1" officeooo:paragraph-rsid="00154ec1"/>
    </style:style>
    <style:style style:name="P2" style:family="paragraph" style:parent-style-name="Standard">
      <style:text-properties officeooo:rsid="00163380" officeooo:paragraph-rsid="00163380"/>
    </style:style>
    <style:style style:name="P3" style:family="paragraph" style:parent-style-name="Standard">
      <style:text-properties officeooo:rsid="00163380" officeooo:paragraph-rsid="00154ec1"/>
    </style:style>
    <style:style style:name="P4" style:family="paragraph" style:parent-style-name="Standard">
      <style:text-properties officeooo:rsid="0016848d" officeooo:paragraph-rsid="0016848d"/>
    </style:style>
    <style:style style:name="P5" style:family="paragraph" style:parent-style-name="Standard">
      <style:text-properties officeooo:paragraph-rsid="00154ec1"/>
    </style:style>
    <style:style style:name="P6" style:family="paragraph" style:parent-style-name="Standard">
      <style:text-properties officeooo:paragraph-rsid="0019ea37"/>
    </style:style>
    <style:style style:name="P7" style:family="paragraph" style:parent-style-name="Standard">
      <style:text-properties fo:font-size="12pt" officeooo:paragraph-rsid="00154ec1"/>
    </style:style>
    <style:style style:name="P8" style:family="paragraph" style:parent-style-name="Standard">
      <style:text-properties fo:font-size="12pt" officeooo:paragraph-rsid="0019ea37"/>
    </style:style>
    <style:style style:name="P9" style:family="paragraph" style:parent-style-name="Standard">
      <style:paragraph-properties fo:break-before="page"/>
      <style:text-properties officeooo:rsid="0016848d" officeooo:paragraph-rsid="0016848d"/>
    </style:style>
    <style:style style:name="P10" style:family="paragraph" style:parent-style-name="Text_20_body">
      <style:paragraph-properties fo:break-before="page"/>
      <style:text-properties officeooo:paragraph-rsid="002575e3"/>
    </style:style>
    <style:style style:name="P11" style:family="paragraph" style:parent-style-name="Text_20_body">
      <style:text-properties officeooo:paragraph-rsid="001d0237"/>
    </style:style>
    <style:style style:name="P12" style:family="paragraph" style:parent-style-name="Text_20_body">
      <style:text-properties fo:font-size="12pt" officeooo:rsid="0016848d" officeooo:paragraph-rsid="001d0237"/>
    </style:style>
    <style:style style:name="P13" style:family="paragraph" style:parent-style-name="Text_20_body">
      <style:text-properties fo:font-size="12pt" officeooo:rsid="0016848d" officeooo:paragraph-rsid="00211f14"/>
    </style:style>
    <style:style style:name="P14" style:family="paragraph" style:parent-style-name="Text_20_body">
      <style:text-properties fo:font-size="12pt" officeooo:rsid="0016848d" officeooo:paragraph-rsid="00257f0a"/>
    </style:style>
    <style:style style:name="P15" style:family="paragraph" style:parent-style-name="Text_20_body">
      <style:text-properties fo:font-size="12pt" officeooo:paragraph-rsid="001d0237"/>
    </style:style>
    <style:style style:name="P16" style:family="paragraph" style:parent-style-name="Text_20_body">
      <style:text-properties fo:font-size="12pt" officeooo:paragraph-rsid="00211f14"/>
    </style:style>
    <style:style style:name="P17" style:family="paragraph" style:parent-style-name="Text_20_body">
      <style:text-properties officeooo:paragraph-rsid="00211f14"/>
    </style:style>
    <style:style style:name="P18" style:family="paragraph" style:parent-style-name="Text_20_body">
      <style:text-properties fo:font-size="12pt" officeooo:rsid="0021f032" officeooo:paragraph-rsid="00211f14"/>
    </style:style>
    <style:style style:name="P19" style:family="paragraph" style:parent-style-name="Text_20_body">
      <style:text-properties fo:font-size="12pt" officeooo:rsid="002688dc" officeooo:paragraph-rsid="00211f14"/>
    </style:style>
    <style:style style:name="P20" style:family="paragraph" style:parent-style-name="Text_20_body">
      <style:text-properties fo:font-size="12pt" officeooo:rsid="0016848d" officeooo:paragraph-rsid="002575e3"/>
    </style:style>
    <style:style style:name="P21" style:family="paragraph" style:parent-style-name="Text_20_body">
      <style:text-properties fo:font-size="12pt" officeooo:paragraph-rsid="00211f14"/>
    </style:style>
    <style:style style:name="P22" style:family="paragraph" style:parent-style-name="Text_20_body">
      <style:text-properties officeooo:paragraph-rsid="00211f14"/>
    </style:style>
    <style:style style:name="P23" style:family="paragraph" style:parent-style-name="Text_20_body" style:list-style-name="L1">
      <style:paragraph-properties fo:margin-top="0.203cm" fo:margin-bottom="0cm" loext:contextual-spacing="false" fo:line-height="100%"/>
      <style:text-properties fo:font-size="12pt"/>
    </style:style>
    <style:style style:name="P24" style:family="paragraph" style:parent-style-name="Text_20_body">
      <style:paragraph-properties fo:break-before="page"/>
      <style:text-properties fo:font-size="12pt" officeooo:paragraph-rsid="00211f14"/>
    </style:style>
    <style:style style:name="T1" style:family="text">
      <style:text-properties fo:font-size="12pt"/>
    </style:style>
    <style:style style:name="T2" style:family="text">
      <style:text-properties fo:font-size="12pt" officeooo:rsid="001d0237"/>
    </style:style>
    <style:style style:name="T3" style:family="text">
      <style:text-properties fo:font-size="12pt" officeooo:rsid="0016848d"/>
    </style:style>
    <style:style style:name="T4" style:family="text">
      <style:text-properties fo:font-size="12pt" officeooo:rsid="0021f032"/>
    </style:style>
    <style:style style:name="T5" style:family="text">
      <style:text-properties fo:font-size="12pt" officeooo:rsid="002575e3"/>
    </style:style>
    <style:style style:name="T6" style:family="text">
      <style:text-properties fo:font-size="12pt" officeooo:rsid="002a1e7d"/>
    </style:style>
    <style:style style:name="T7" style:family="text">
      <style:text-properties officeooo:rsid="0019ea37"/>
    </style:style>
    <style:style style:name="T8" style:family="text">
      <style:text-properties fo:color="#0000ff" fo:font-size="12pt" style:text-underline-style="solid" style:text-underline-width="auto" style:text-underline-color="font-color" officeooo:rsid="0016848d"/>
    </style:style>
    <style:style style:name="T9" style:family="text">
      <style:text-properties officeooo:rsid="0016848d"/>
    </style:style>
    <style:style style:name="T10" style:family="text">
      <style:text-properties officeooo:rsid="00257f0a"/>
    </style:style>
    <text:list-style style:name="L1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7</text:p>
      <text:p text:style-name="P1">in vim</text:p>
      <text:p text:style-name="P5"><text:span text:style-name="T7">a. </text:span><text:span text:style-name="T1">Remove the abbreviated character names - replace every instance of ‘Ham.’ with ‘Hamlet’ and (in a separate command) every instance of ‘Laer.’ with ‘Laertes’.</text:span></text:p>
      <text:p text:style-name="P7"/>
      <text:p text:style-name="P1">%s/Ham\./Hamlet/g</text:p>
      <text:p text:style-name="P3"/>
      <text:p text:style-name="P2">%s/Laer\./Laertes/g</text:p>
      <text:p text:style-name="P2"/>
      <text:p text:style-name="P6"><text:span text:style-name="T7">b. <text:s/></text:span><text:span text:style-name="T1">Replace the square brackets in stage directions with ‘-=’ for ‘[‘ and ‘=-‘ for ‘]’. Use two separate replacement commands.</text:span></text:p>
      <text:p text:style-name="P8"/>
      <text:p text:style-name="P4">%s/\[/-=/g</text:p>
      <text:p text:style-name="P4"/>
      <text:p text:style-name="P4">%s/\]/=-/g</text:p>
      <text:p text:style-name="P4"/>
      <text:p text:style-name="P6"><text:span text:style-name="T7">c.</text:span><text:span text:style-name="T1">Replace the square brackets in stage directions with ‘-=’ for ‘[‘ and ‘=-‘ for ‘]’. Use a single replacement command and use the capturing parentheses and the special /2 matching sub-expression sequence to stand for the matched portion between square brackets:</text:span></text:p>
      <text:p text:style-name="P8"/>
      <text:p text:style-name="P4">%s/\(\[\)\(.*\)\]/-=\2=-/g</text:p>
      <text:p text:style-name="P4"/>
      <text:p text:style-name="P4"/>
      <text:p text:style-name="P4"/>
      <text:p text:style-name="P11"><text:span text:style-name="T2">2. </text:span><text:span text:style-name="T3">Again using the cbc.ca page </text:span><text:a xlink:type="simple" xlink:href="http://www.cbc.ca/" text:style-name="Internet_20_link" text:visited-style-name="Visited_20_Internet_20_Link"><text:span text:style-name="T8">http://www.cbc.ca/</text:span></text:a><text:span text:style-name="T9"> </text:span><text:span text:style-name="T3">- (or your site from question B 2) copy it to your Documents folder and write sed commands to accomplish the following:</text:span></text:p>
      <text:p text:style-name="P11"><text:span text:style-name="T2">a. </text:span><text:span text:style-name="T1">Change the path of all image tags to be ‘\newimages\’ </text:span></text:p>
      <text:p text:style-name="P11"><text:span text:style-name="T3">%s/&lt;img src='[^']*'/&lt;img src='</text:span><text:a xlink:type="simple" xlink:href="smb://newimages//'%2Fg" text:style-name="Internet_20_link" text:visited-style-name="Visited_20_Internet_20_Link"><text:span text:style-name="T3">\\newimages\\'/g</text:span></text:a></text:p>
      <text:p text:style-name="P12"/>
      <text:p text:style-name="P13">b. Replace all the heading tags &lt;h1&gt; &lt;/h1&gt; or &lt;h2&gt; &lt;/h2&gt;heading tags with &lt;p&gt; and &lt;/p&gt; tags. Try this with two replacement commands and again with only one command using capturing parentheses as in 1 c above.</text:p>
      <text:p text:style-name="P13">%<text:span text:style-name="T10">s/&lt;h1&gt;/&lt;p&gt;/g</text:span></text:p>
      <text:p text:style-name="P14">%<text:span text:style-name="T10">s/&lt;\/h1&gt;/&lt;/p&gt;/g</text:span></text:p>
      <text:p text:style-name="P17"><text:span text:style-name="T3">%s/&lt;h1&gt;(</text:span><text:span text:style-name="T5">.</text:span><text:span text:style-name="T3">*)&lt;\/h1&gt;/&lt;p&gt;\/1&lt;\/p&gt;/g </text:span></text:p>
      <text:p text:style-name="P17"><text:span text:style-name="T4">%</text:span><text:span text:style-name="T6">s/</text:span></text:p>
      <text:p text:style-name="P18"/>
      <text:p text:style-name="P19">c. Replace all the anchor tags &lt;a&gt; &lt;/a&gt; tags with &lt;span&gt; and &lt;/span&gt; tags. Again try this with two replacement commands and again with only one command using capturing parentheses.</text:p>
      <text:p text:style-name="P18">%s/&lt;a&gt;(.*)&lt;/a&gt;/&lt;span&gt;\/1&lt;/span&gt;/g</text:p>
      <text:p text:style-name="P16"><text:soft-page-break/></text:p>
      <text:p text:style-name="P16"/>
      <text:p text:style-name="P24">:%s/&lt;a([^&gt;]*)&gt;([^&lt;]*)&lt;\/a&gt;/&lt;span/1&gt;\/2&lt;\/span&gt;/g</text:p>
      <text:p text:style-name="P10"><text:span text:style-name="T3">%s/&lt;h1 </text:span><text:span text:style-name="T5">| h2</text:span><text:span text:style-name="T3">&gt;(</text:span><text:span text:style-name="T5">.</text:span><text:span text:style-name="T3">*)&lt;\/h1 </text:span><text:span text:style-name="T5">| \1</text:span><text:span text:style-name="T3">&gt;/&lt;p&gt;\</text:span><text:span text:style-name="T5">2</text:span><text:span text:style-name="T3">&lt;\/p&gt;/g </text:span></text:p>
      <text:p text:style-name="P20"/>
      <text:p text:style-name="P20"/>
      <text:p text:style-name="P15"/>
      <text:list xml:id="list961651487" text:style-name="L1">
        <text:list-header>
          <text:p text:style-name="P23"/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/>grep -o '&lt;img src="[^"]*"' cbaHTML.txt</text:p>
      <text:p text:style-name="P4"/>
      <text:p text:style-name="P4">grep -o '&lt;img src="[^"]*"' | grep -o '"[^"]*"' cbaHTML.txt</text:p>
      <text:p text:style-name="P4"/>
      <text:p text:style-name="P4">grep -o '&lt;img src="[^"]*"' cbaHTML.txt | grep -o '"[^"]*"'|grep -o '[^"]*'</text:p>
      <text:p text:style-name="P4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4:57:15.070328613</meta:creation-date>
    <dc:date>2020-01-22T09:12:11.783723040</dc:date>
    <meta:editing-duration>PT1H39M33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6" meta:paragraph-count="25" meta:word-count="242" meta:character-count="1658" meta:non-whitespace-character-count="1436"/>
  </office:meta>
</office:document-meta>
</file>